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wContainerXBeanDeployer.LwContainerXBeanDeployer( Base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XBeanDeployer.validate( ServiceUnit s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wContainerXBeanDeployer.getServices( AbstractXmlApplicationContext application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wContainerXBeanDeployer.getXBea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